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font-name="Arial" fo:font-size="11pt" fo:font-weight="normal" officeooo:rsid="01073b00" officeooo:paragraph-rsid="01073b00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8870b" fo:background-color="transparent" style:font-size-asian="16pt" style:font-weight-asian="bold" style:font-size-complex="16pt" style:language-complex="ar" style:country-complex="SA"/>
    </style:style>
    <style:style style:name="P39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8870b" style:language-complex="ar" style:country-complex="SA"/>
    </style:style>
    <style:style style:name="P4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8870b" style:language-complex="ar" style:country-complex="SA"/>
    </style:style>
    <style:style style:name="P42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3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85983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4" style:family="text">
      <style:text-properties officeooo:rsid="00dd0b0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background-color="transparent" loext:char-shading-value="0" style:font-size-asian="16pt" style:font-size-complex="16pt"/>
    </style:style>
    <style:style style:name="T17" style:family="text">
      <style:text-properties style:font-weight-complex="normal"/>
    </style:style>
    <style:style style:name="T18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20" style:family="text">
      <style:text-properties style:font-name="Arial Black" fo:font-size="24pt" officeooo:rsid="01073b09" fo:background-color="transparent" loext:char-shading-value="0" style:font-size-asian="24pt" style:font-size-complex="24pt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d5d910" style:font-style-asian="normal" style:font-style-complex="normal"/>
    </style:style>
    <style:style style:name="T24" style:family="text">
      <style:text-properties officeooo:rsid="010368d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054ebd" style:font-weight-asian="bold" style:font-weight-complex="bold"/>
    </style:style>
    <style:style style:name="T27" style:family="text">
      <style:text-properties officeooo:rsid="010575ed"/>
    </style:style>
    <style:style style:name="T28" style:family="text">
      <style:text-properties officeooo:rsid="01085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2">CFG</text:span><text:span text:style-name="T10">S Administració de Sistemes Informàtics</text:span></text:p>
      <text:p text:style-name="P38">CFGS Desenvolupament d'Aplicacions Multiplataforma</text:p>
      <text:h text:style-name="P41" text:outline-level="1"><text:span text:style-name="T10">CFGS Desenvolupament d'Aplicacions </text:span><text:span text:style-name="T11">Web</text:span></text:h>
      <text:h text:style-name="P41" text:outline-level="1"><text:span text:style-name="T16">Mòdul 3</text:span><text:span text:style-name="T15"> – Programació bàsica</text:span></text:h>
      <text:h text:style-name="P42" text:outline-level="1">UF2 – <text:span text:style-name="T17">Programació modular</text:span></text:h>
      <text:p text:style-name="P33"><text:span text:style-name="T18">Informe de lliurament </text:span><text:span text:style-name="T19">A50</text:span><text:span text:style-name="T20">2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4">àgiu</text:span> de lliurar diversos fitxers, comprimiu-los tots en un format <text:span text:style-name="T21">ZIP</text:span><text:span text:style-name="T22"> </text:span><text:span text:style-name="T23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0" text:outline-level="1"><text:bookmark-end text:name="__DdeLink__3243_1392924193"/></text:h>
      <text:p text:style-name="P13">Contesta:</text:p>
      <text:list xml:id="list2882863782948885901" text:style-name="L1">
        <text:list-item>
          <text:p text:style-name="P43"><text:span text:style-name="T27">Has fet </text:span>el disseny descendent del projecte CicliCat, <text:span text:style-name="T27">tal com demana l'activitat</text:span>? </text:p>
        </text:list-item>
      </text:list>
      <text:p text:style-name="P14"/>
      <text:p text:style-name="P14"/>
      <text:list xml:id="list184525873066883" text:continue-numbering="true" text:style-name="L1">
        <text:list-item>
          <text:p text:style-name="P43"><text:span text:style-name="T27">Has e</text:span>scri<text:span text:style-name="T27">t </text:span>l'esquema de mòduls i tasques del projecte CicliCat, <text:span text:style-name="T27">tal com demana l'activitat</text:span>?</text:p>
        </text:list-item>
      </text:list>
      <text:p text:style-name="P14"/>
      <text:p text:style-name="P14"/>
      <text:list xml:id="list184526716271393" text:continue-numbering="true" text:style-name="L1">
        <text:list-item>
          <text:p text:style-name="P43">Has aconseguit fer l'esquelet de la classe principal (CicliCat) i <text:span text:style-name="T27">de </text:span>la resta de mòduls que compo<text:span text:style-name="T28">n</text:span>en el prototip?</text:p>
        </text:list-item>
      </text:list>
      <text:p text:style-name="P35">En cas que no l'hagis aconseguit implementar o tinguis dubtes, planteja'ls aquí. Intentarem donar-te un resposta a la retroacció <text:span text:style-name="T28">de la bústia de lliurament</text:span>. Intenta fugir dels dubtes genèrics, són difícils de concretar i probablement la resposta donada et servirà de poca ajuda. Concreta tant com puguis els dubtes, explica els raonaments que et fas, i intenta deixar clar on t'ha<text:span text:style-name="T28">s</text:span> encallat i perquè. Si cal copia els esquemes que has dissenyat. Només així et podrem donar un resposta concreta que t'ajudi. </text:p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5">Creus que aquesta activitat t'ha </text:span><text:span text:style-name="T26">facilitat la realització de l'esquelet de classes i funcions bàsiques del projecte</text:span><text:span text:style-name="T25">? Indica el grau</text:span>:</text:p>
      <text:list xml:id="list5665317769537455656" text:style-name="L2">
        <text:list-item>
          <text:p text:style-name="P36">M'ha ajudat molt</text:p>
        </text:list-item>
        <text:list-item>
          <text:p text:style-name="P36">M'ha ajudat</text:p>
        </text:list-item>
        <text:list-item>
          <text:p text:style-name="P36">No m'ha ajudat gaire</text:p>
        </text:list-item>
        <text:list-item>
          <text:p text:style-name="P37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5983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2</text:span></text:p>
                  </table:table-cell>
                  <table:table-cell table:style-name="Taula1.A1" office:value-type="string">
                    <text:p text:style-name="MP6">Activitat <text:span text:style-name="MT5">A502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4</meta:editing-cycles>
    <meta:editing-duration>P5DT6H6M58S</meta:editing-duration>
    <dc:date>2016-04-11T18:45:24.237891524</dc:date>
    <dc:creator>Josep Bornas</dc:creator>
    <meta:document-statistic meta:table-count="2" meta:image-count="3" meta:object-count="0" meta:page-count="1" meta:paragraph-count="37" meta:word-count="290" meta:character-count="1848" meta:non-whitespace-character-count="1596"/>
    <meta:user-defined meta:name="Info 1"/>
    <meta:user-defined meta:name="Info 2"/>
    <meta:user-defined meta:name="Info 3"/>
    <meta:user-defined meta:name="Info 4"/>
  </office:meta>
</office:document-meta>
</file>